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8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9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0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4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8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19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0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5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7a5b5b" style:font-name-complex="Arial2"/>
    </style:style>
    <style:style style:name="P36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2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3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4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49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50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51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52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3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4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56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57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58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3" style:family="paragraph" style:parent-style-name="Standard">
      <style:paragraph-properties fo:text-align="center" style:justify-single-word="false"/>
      <style:text-properties officeooo:paragraph-rsid="001f30e1"/>
    </style:style>
    <style:style style:name="P64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67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68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9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0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1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2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3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4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7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8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0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1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2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3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85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86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87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88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1471e" style:font-name-complex="Arial1"/>
    </style:style>
    <style:style style:name="P89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2d99e" style:font-name-complex="Arial1"/>
    </style:style>
    <style:style style:name="P90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4d329" style:font-name-complex="Arial1"/>
    </style:style>
    <style:style style:name="P91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92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9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9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9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9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97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98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4d329" fo:background-color="#ffff00" style:font-size-asian="10pt" style:font-weight-asian="bold" style:font-name-complex="Arial1" style:font-size-complex="10pt" style:font-weight-complex="bold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0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style:font-name="Arial1" officeooo:paragraph-rsid="007f0646" style:font-name-complex="Lucida Sans"/>
    </style:style>
    <style:style style:name="P111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12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13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14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5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6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7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8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19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0" style:family="paragraph" style:parent-style-name="Standard">
      <style:paragraph-properties fo:line-height="150%" fo:text-align="end" style:justify-single-word="false" fo:break-before="page"/>
      <style:text-properties officeooo:paragraph-rsid="0085de57"/>
    </style:style>
    <style:style style:name="P121" style:family="paragraph" style:parent-style-name="Standard">
      <style:paragraph-properties fo:line-height="150%" fo:text-align="end" style:justify-single-word="false" fo:break-before="page"/>
      <style:text-properties officeooo:paragraph-rsid="008fa850"/>
    </style:style>
    <style:style style:name="P1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2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26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3" style:family="text">
      <style:text-properties style:font-name="Arial" fo:background-color="transparent" loext:char-shading-value="0" style:font-name-complex="Arial2"/>
    </style:style>
    <style:style style:name="T4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5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6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7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size-complex="12pt" style:font-weight-complex="normal"/>
    </style:style>
    <style:style style:name="T9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0" style:family="text">
      <style:text-properties style:font-name="Arial1" style:font-name-complex="Arial1"/>
    </style:style>
    <style:style style:name="T11" style:family="text">
      <style:text-properties style:font-name="Arial1" fo:font-weight="bold" style:font-weight-asian="bold" style:font-name-complex="Arial1"/>
    </style:style>
    <style:style style:name="T12" style:family="text">
      <style:text-properties style:font-name="Arial1" fo:font-weight="bold" officeooo:rsid="0094d329" style:font-weight-asian="bold" style:font-name-complex="Arial1" style:font-weight-complex="bold"/>
    </style:style>
    <style:style style:name="T13" style:family="text">
      <style:text-properties officeooo:rsid="0083ea84"/>
    </style:style>
    <style:style style:name="T14" style:family="text">
      <style:text-properties officeooo:rsid="00993847"/>
    </style:style>
    <style:style style:name="T15" style:family="text">
      <style:text-properties officeooo:rsid="00a3d778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4"><text:placeholder text:placeholder-type="text">&lt;if test="o.type_id.code == '1'"&gt;</text:placeholder></text:p>
      <text:p text:style-name="P63"/>
      <text:p text:style-name="P49"><text:span text:style-name="T1">Rosario, <text:s text:c="4"/></text:span><text:span text:style-name="T4"><text:placeholder text:placeholder-type="text">&lt;formatLang(o.date, date=True)&gt;</text:placeholder></text:span><text:span text:style-name="T1">-</text:span></text:p>
      <text:p text:style-name="P34">Sra.</text:p>
      <text:p text:style-name="P34">Presidenta del </text:p>
      <text:p text:style-name="P34">Concejo Municipal de Rosario</text:p>
      <text:p text:style-name="P35">Conc. Daniela León<text:tab/></text:p>
      <text:p text:style-name="P111">Presente</text:p>
      <text:p text:style-name="P42"/>
      <text:p text:style-name="P42">De mi mayor consideración:</text:p>
      <text:p text:style-name="P34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EXPEDIENTE PARLAMENTARIO N° / RESOLUCIÓN OTORGANTE</text:p>
          </table:table-cell>
          <table:table-cell table:style-name="Tabla1.B1" office:value-type="string">
            <text:p text:style-name="P68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8">EXPEDIENTE ADMINISTRATIVO N°</text:p>
          </table:table-cell>
          <table:table-cell table:style-name="Tabla1.B2" office:value-type="string">
            <text:p text:style-name="P114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8">BENEFICIARIO</text:p>
          </table:table-cell>
          <table:table-cell table:style-name="Tabla1.B2" office:value-type="string">
            <text:p text:style-name="P24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18">DESTINO DEL SUBSIDIO</text:p>
          </table:table-cell>
          <table:table-cell table:style-name="Tabla1.B2" office:value-type="string">
            <text:p text:style-name="P24"><text:span text:style-name="T9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18">FECHA DEL CARGO</text:p>
          </table:table-cell>
          <table:table-cell table:style-name="Tabla1.B2" office:value-type="string">
            <text:p text:style-name="P74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18">FECHA VENCIMIENTO RENDICIÓN </text:p>
          </table:table-cell>
          <table:table-cell table:style-name="Tabla1.B2" office:value-type="string">
            <text:p text:style-name="P74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8">IMPORTE</text:p>
          </table:table-cell>
          <table:table-cell table:style-name="Tabla1.B2" office:value-type="string">
            <text:p text:style-name="P123"><text:span text:style-name="T14">$ </text:span><text:placeholder text:placeholder-type="text">&lt;formatLang(o.subsidy_id.amount)&gt;</text:placeholder> <text:span text:style-name="T13">(PESOS </text:span><text:span text:style-name="T17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34"/>
      <text:p text:style-name="P34">Al respecto le comunico que, conforme puede apreciarse según documentación adjunta y motivos expuestos, el responsable solicita reasignar los recursos con el siguiente destino:</text:p>
      <text:p text:style-name="P34">Destino original asignado:</text:p>
      <text:p text:style-name="P64"><text:placeholder text:placeholder-type="text">&lt;o.subsidy_id.destination&gt;</text:placeholder></text:p>
      <text:p text:style-name="P45"/>
      <text:p text:style-name="P34">Destino dado:</text:p>
      <text:p text:style-name="P66"/>
      <text:p text:style-name="P48"/>
      <text:p text:style-name="P54"><text:span text:style-name="T1">Por lo expuesto de considerarlo oportuno debería precederse a aprobar por parte de esa Presidencia (con acuerdo de la Comisión Parlamentaria) lo peticionado (</text:span><text:span text:style-name="T3">Resolución del </text:span><text:soft-page-break/><text:span text:style-name="T3">14/04/11- Expte. N° 186.691/11- Apartado 3 ) .</text:span></text:p>
      <text:p text:style-name="P34">Sin otro motivo en particular lo saluda atte. </text:p>
      <text:p text:style-name="P34"/>
      <text:p text:style-name="P34"/>
      <text:p text:style-name="P56"><text:span text:style-name="T1">Esta Presidencia con acuerdo de la Comisión de Labor Parlamentaria aprueba el cambio del destino del subsidio dado por </text:span><text:span text:style-name="T5"><text:placeholder text:placeholder-type="text">&lt;o.subsidy_id.partner_id.name&gt;</text:placeholder></text:span><text:span text:style-name="T2"> </text:span><text:span text:style-name="T1">conforme se indica a continuación: </text:span></text:p>
      <text:p text:style-name="P34">Destino original asignado:</text:p>
      <text:p text:style-name="P45"/>
      <text:p text:style-name="P65"><text:placeholder text:placeholder-type="text">&lt;o.subsidy_id.destination&gt;</text:placeholder></text:p>
      <text:p text:style-name="P45"/>
      <text:p text:style-name="P47">Destino dado:</text:p>
      <text:p text:style-name="P48"/>
      <text:p text:style-name="P48"/>
      <text:p text:style-name="P47"/>
      <text:p text:style-name="P34">Pasen las presentes a la Contaduría General a sus efectos.</text:p>
      <text:p text:style-name="P34"/>
      <text:p text:style-name="P43">ROSARIO,…………………………………………….</text:p>
      <text:p text:style-name="P32"/>
      <text:p text:style-name="P85"><text:placeholder text:placeholder-type="text">&lt;/if&gt;</text:placeholder></text:p>
      <text:p text:style-name="P125"><text:placeholder text:placeholder-type="text">&lt;if test="o.type_id.code == '2'"&gt;</text:placeholder></text:p>
      <text:p text:style-name="P122"/>
      <text:p text:style-name="P67"/>
      <text:p text:style-name="P16"/>
      <text:p text:style-name="P8">ROSARIO, <text:s/><text:span text:style-name="T7"><text:placeholder text:placeholder-type="text">&lt;formatLang(o.date, date=True)&gt;</text:placeholder></text:span></text:p>
      <text:p text:style-name="P4">Sra.</text:p>
      <text:p text:style-name="P4">Presienta del </text:p>
      <text:p text:style-name="P4">Concejo Municipal de Rosario</text:p>
      <text:p text:style-name="P4">Conc. Daniela León</text:p>
      <text:p text:style-name="P87">Presente</text:p>
      <text:p text:style-name="P4"/>
      <text:p text:style-name="P4">De mi mayor consideración:</text:p>
      <text:p text:style-name="P4">Tengo el agrado de dirigirme a Ud. con relación al subsidio que ha otorgado el Concejo Municipal de Rosario conforme al siguiente detalle:</text:p>
      <text:p text:style-name="P4"/>
      <text:p text:style-name="P39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">EXPEDIENTE PARLAMENTARIO N° / RESOLUCIÓN OTORGANTE</text:p>
          </table:table-cell>
          <table:table-cell table:style-name="Tabla4.B1" office:value-type="string">
            <text:p text:style-name="P71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21">EXPEDIENTE ADMINISTRATIVO N°</text:p>
          </table:table-cell>
          <table:table-cell table:style-name="Tabla4.B2" office:value-type="string">
            <text:p text:style-name="P117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1">BENEFICIARIO</text:p>
          </table:table-cell>
          <table:table-cell table:style-name="Tabla4.B2" office:value-type="string">
            <text:p text:style-name="P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1">DESTINO DEL SUBSIDIO</text:p>
          </table:table-cell>
          <table:table-cell table:style-name="Tabla4.B2" office:value-type="string">
            <text:p text:style-name="P27"><text:span text:style-name="T9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21">FECHA DEL CARGO</text:p>
          </table:table-cell>
          <table:table-cell table:style-name="Tabla4.B2" office:value-type="string">
            <text:p text:style-name="P77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1">FECHA VENCIMIENTO RENDICIÓN </text:p>
          </table:table-cell>
          <table:table-cell table:style-name="Tabla4.B2" office:value-type="string">
            <text:p text:style-name="P77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1">IMPORTE</text:p>
          </table:table-cell>
          <table:table-cell table:style-name="Tabla4.B2" office:value-type="string">
            <text:p text:style-name="P124"><text:span text:style-name="T15">$ </text:span><text:placeholder text:placeholder-type="text">&lt;formatLang(o.subsidy_id.amount)&gt;</text:placeholder> <text:span text:style-name="T13">(Pesos </text:span><text:span text:style-name="T17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39"/>
      <text:p text:style-name="P39"/>
      <text:p text:style-name="P4"/>
      <text:p text:style-name="P60"><text:span text:style-name="T10">Esta Contaduría <text:s/>en fecha </text:span><text:span text:style-name="T4">……….</text:span><text:span text:style-name="T10"> ha procedido a efectuar el pertinente reclamo intimando a regularizar la situación dentro de los <text:s/>5 (cinco) días.</text:span></text:p>
      <text:p text:style-name="P4">Se deja constancia que conforme al registro del área contable a mi cargo no consta el ingreso de la aludida rendición por lo que correspondería derivar las presentes a la Dirección General de Asuntos Jurídicos del Departamento Ejecutivo Municipal al efecto de <text:soft-page-break/>proceder sobre el particular de acuerdo a las normas vigentes.</text:p>
      <text:p text:style-name="P4">Sin otro motivo lo saluda atentamente</text:p>
      <text:p text:style-name="P10"/>
      <text:p text:style-name="P10"/>
      <text:p text:style-name="P10"/>
      <text:p text:style-name="P10">NOTA: Se adjunta fotocopia de los antecedentes </text:p>
      <text:p text:style-name="P121"><text:span text:style-name="T10">ROSARIO, <text:s text:c="4"/></text:span><text:span text:style-name="T4"><text:placeholder text:placeholder-type="text">&lt;formatLang(o.date, date=True)&gt;</text:placeholder></text:span><text:span text:style-name="T10">.-</text:span></text:p>
      <text:p text:style-name="P9">Sra.</text:p>
      <text:p text:style-name="P9">Secretaria Administrativa del </text:p>
      <text:p text:style-name="P9">Concejo Municipal</text:p>
      <text:p text:style-name="P9">C.P.N. Dra. Silvia Rodríguez Soto</text:p>
      <text:p text:style-name="P92">Presente</text:p>
      <text:p text:style-name="P3"/>
      <text:p text:style-name="P3">De mi mayor consideración:</text:p>
      <text:p text:style-name="P58"><text:span text:style-name="T10">Tengo el agrado de dirigirme a Ud. remitiéndole adjunto a la presente fotocopia de la documentación elevada en el día de la fecha a la Presidencia por subsidios vencidos y no rendidos correspondientes al ejercicio </text:span><text:span text:style-name="T4"><text:placeholder text:placeholder-type="text">&lt;o.subsidy_id.budget_id.fiscalyear_id.name&gt;</text:placeholder></text:span></text:p>
      <text:p text:style-name="P3">Se eleva la presente para la toma de su conocimiento.</text:p>
      <text:p text:style-name="P30">Sin otro motivo en particular la saluda atte. </text:p>
      <text:p text:style-name="P17"/>
      <text:p text:style-name="P3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>EXPEDIENTE PARLAMENTARIO N° / RESOLUCIÓN OTORGANTE</text:p>
          </table:table-cell>
          <table:table-cell table:style-name="Tabla5.B1" office:value-type="string">
            <text:p text:style-name="P71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21">EXPEDIENTE ADMINISTRATIVO N°</text:p>
          </table:table-cell>
          <table:table-cell table:style-name="Tabla5.B2" office:value-type="string">
            <text:p text:style-name="P117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1">BENEFICIARIO</text:p>
          </table:table-cell>
          <table:table-cell table:style-name="Tabla5.B2" office:value-type="string">
            <text:p text:style-name="P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1">DESTINO DEL SUBSIDIO</text:p>
          </table:table-cell>
          <table:table-cell table:style-name="Tabla5.B2" office:value-type="string">
            <text:p text:style-name="P27"><text:span text:style-name="T9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21">FECHA DEL CARGO</text:p>
          </table:table-cell>
          <table:table-cell table:style-name="Tabla5.B2" office:value-type="string">
            <text:p text:style-name="P77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1">FECHA VENCIMIENTO RENDICIÓN </text:p>
          </table:table-cell>
          <table:table-cell table:style-name="Tabla5.B2" office:value-type="string">
            <text:p text:style-name="P77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1">IMPORTE</text:p>
          </table:table-cell>
          <table:table-cell table:style-name="Tabla5.B2" office:value-type="string">
            <text:p text:style-name="P124"><text:span text:style-name="T15">$ </text:span><text:placeholder text:placeholder-type="text">&lt;formatLang(o.subsidy_id.amount)&gt;</text:placeholder> <text:span text:style-name="T13">(Pesos </text:span><text:span text:style-name="T17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39"/>
      <text:p text:style-name="P33"/>
      <text:p text:style-name="P126"/>
      <text:p text:style-name="P86"><text:placeholder text:placeholder-type="text">&lt;/if&gt;</text:placeholder></text:p>
      <text:p text:style-name="P93"/>
      <text:p text:style-name="P106"><text:placeholder text:placeholder-type="text">&lt;if test="o.type_id.code == '3'"&gt;</text:placeholder></text:p>
      <text:p text:style-name="P95"/>
      <text:p text:style-name="P105"><text:span text:style-name="T1">ROSARIO, <text:s/></text:span><text:span text:style-name="T4"><text:placeholder text:placeholder-type="text">&lt;formatLang(o.date, date=True)&gt;</text:placeholder></text:span><text:span text:style-name="T1">.</text:span></text:p>
      <text:p text:style-name="P37">Sra.</text:p>
      <text:p text:style-name="P37">Presienta del </text:p>
      <text:p text:style-name="P37">Concejo Municipal de Rosario</text:p>
      <text:p text:style-name="P37">Conc. Daniela León</text:p>
      <text:p text:style-name="P112">Presente</text:p>
      <text:p text:style-name="P37">De mi mayor consideración:</text:p>
      <text:p text:style-name="P37">Tengo el agrado de dirigirme a Ud. con relación al subsidio que ha otorgado el Concejo Municipal de Rosario conforme al siguiente detalle:</text:p>
      <text:p text:style-name="P46"/>
      <text:p text:style-name="P3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EXPEDIENTE PARLAMENTARIO N° / RESOLUCIÓN OTORGANTE</text:p>
          </table:table-cell>
          <table:table-cell table:style-name="Tabla2.B1" office:value-type="string">
            <text:p text:style-name="P69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19">EXPEDIENTE ADMINISTRATIVO N°</text:p>
          </table:table-cell>
          <table:table-cell table:style-name="Tabla2.B2" office:value-type="string">
            <text:p text:style-name="P115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19">BENEFICIARIO</text:p>
          </table:table-cell>
          <table:table-cell table:style-name="Tabla2.B2" office:value-type="string">
            <text:p text:style-name="P25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19">DESTINO DEL SUBSIDIO</text:p>
          </table:table-cell>
          <table:table-cell table:style-name="Tabla2.B2" office:value-type="string">
            <text:p text:style-name="P25"><text:span text:style-name="T9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19">FECHA DEL CARGO</text:p>
          </table:table-cell>
          <table:table-cell table:style-name="Tabla2.B2" office:value-type="string">
            <text:p text:style-name="P75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19">FECHA VENCIMIENTO RENDICIÓN </text:p>
          </table:table-cell>
          <table:table-cell table:style-name="Tabla2.B2" office:value-type="string">
            <text:p text:style-name="P75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19">IMPORTE</text:p>
          </table:table-cell>
          <table:table-cell table:style-name="Tabla2.B2" office:value-type="string">
            <text:p text:style-name="P124"><text:span text:style-name="T15">$ </text:span><text:placeholder text:placeholder-type="text">&lt;formatLang(o.subsidy_id.amount)&gt;</text:placeholder> <text:span text:style-name="T13">(Pesos </text:span><text:span text:style-name="T17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46"/>
      <text:p text:style-name="P46"/>
      <text:p text:style-name="P37"><text:s/></text:p>
      <text:p text:style-name="P37">Esta Contaduría ha procedido el ………….. a informar a esa Superioridad que se encontraba pendiente de presentar a dicha fecha la totalidad de los comprobantes relativos al subsidio aludido.</text:p>
      <text:p text:style-name="P59"><text:span text:style-name="T1">Mediante la presente le comunicamos que el cuentadante ha dado cumplimiento el </text:span><text:span text:style-name="T6">…….</text:span><text:span text:style-name="T1"> con la presentación de la rendición requerida en su totalidad habiendo sido aprobada la misma mediante Disposición emitida por esta dependencia Nº <text:s/></text:span><text:span text:style-name="T6"><text:placeholder text:placeholder-type="text">&lt;', '.join(o.subsidy_id.rendition_ids.approval_arrangement_ids.mapped('number'))&gt;</text:placeholder></text:span><text:span text:style-name="T1">.</text:span></text:p>
      <text:p text:style-name="P37">Sin otro motivo en particular lo saluda atentamente. </text:p>
      <text:p text:style-name="P120"><text:span text:style-name="T1">ROSARIO, <text:s/></text:span><text:span text:style-name="T4"><text:placeholder text:placeholder-type="text">&lt;formatLang(o.date, date=True)&gt;</text:placeholder></text:span><text:span text:style-name="T1">.</text:span></text:p>
      <text:p text:style-name="P44"/>
      <text:p text:style-name="P44">Sra.</text:p>
      <text:p text:style-name="P44">Secretaria Administrativa del </text:p>
      <text:p text:style-name="P44">Concejo Municipal</text:p>
      <text:p text:style-name="P44">C.P.N. Dra. Silvia Rodríguez Soto</text:p>
      <text:p text:style-name="P113">Presente</text:p>
      <text:p text:style-name="P36"/>
      <text:p text:style-name="P36">De mi mayor consideración:</text:p>
      <text:p text:style-name="P57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4"><text:placeholder text:placeholder-type="text">&lt;o.subsidy_id.budget_id.fiscalyear_id.name&gt;</text:placeholder></text:span></text:p>
      <text:p text:style-name="P36">Se eleva la presente al solo <text:s/>efecto informativo para la toma de su conocimiento.</text:p>
      <text:p text:style-name="P102">Sin otro motivo en particular la saluda atte. </text:p>
      <text:p text:style-name="P3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EXPEDIENTE PARLAMENTARIO N° / RESOLUCIÓN OTORGANTE</text:p>
          </table:table-cell>
          <table:table-cell table:style-name="Tabla3.B1" office:value-type="string">
            <text:p text:style-name="P70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20">EXPEDIENTE ADMINISTRATIVO N°</text:p>
          </table:table-cell>
          <table:table-cell table:style-name="Tabla3.B2" office:value-type="string">
            <text:p text:style-name="P116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20">BENEFICIARIO</text:p>
          </table:table-cell>
          <table:table-cell table:style-name="Tabla3.B2" office:value-type="string">
            <text:p text:style-name="P26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20">DESTINO DEL SUBSIDIO</text:p>
          </table:table-cell>
          <table:table-cell table:style-name="Tabla3.B2" office:value-type="string">
            <text:p text:style-name="P26"><text:span text:style-name="T9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20">FECHA DEL CARGO</text:p>
          </table:table-cell>
          <table:table-cell table:style-name="Tabla3.B2" office:value-type="string">
            <text:p text:style-name="P76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20">FECHA VENCIMIENTO RENDICIÓN </text:p>
          </table:table-cell>
          <table:table-cell table:style-name="Tabla3.B2" office:value-type="string">
            <text:p text:style-name="P76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20">IMPORTE</text:p>
          </table:table-cell>
          <table:table-cell table:style-name="Tabla3.B2" office:value-type="string">
            <text:p text:style-name="P124"><text:span text:style-name="T15">$ </text:span><text:placeholder text:placeholder-type="text">&lt;formatLang(o.subsidy_id.amount)&gt;</text:placeholder> <text:span text:style-name="T13">(Pesos </text:span><text:span text:style-name="T17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1"/>
      <text:p text:style-name="P102"/>
      <text:p text:style-name="P102"/>
      <text:p text:style-name="P96"><text:placeholder text:placeholder-type="text">&lt;/if&gt;</text:placeholder></text:p>
      <text:p text:style-name="P107"><text:placeholder text:placeholder-type="text">&lt;if test="o.type_id.code == '4'"&gt;</text:placeholder></text:p>
      <text:p text:style-name="P52"><text:span text:style-name="T10">ROSARIO, <text:s/></text:span><text:span text:style-name="T4"><text:placeholder text:placeholder-type="text">&lt;formatLang(o.date, date=True)&gt;</text:placeholder></text:span></text:p>
      <text:p text:style-name="P6"/>
      <text:p text:style-name="P6"/>
      <text:p text:style-name="P11">Sr/Sra/Sres</text:p>
      <text:p text:style-name="P80"><text:placeholder text:placeholder-type="text">&lt;o.subsidy_id.partner_id.name&gt;</text:placeholder></text:p>
      <text:p text:style-name="P80"><text:placeholder text:placeholder-type="text">&lt;o.subsidy_id.partner_id.street&gt;</text:placeholder></text:p>
      <text:p text:style-name="P6">(2000) Rosario</text:p>
      <text:p text:style-name="P89">Santa Fe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40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EXPEDIENTE PARLAMENTARIO N° / RESOLUCIÓN OTORGANTE</text:p>
          </table:table-cell>
          <table:table-cell table:style-name="Tabla7.B1" office:value-type="string">
            <text:p text:style-name="P72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22">EXPEDIENTE ADMINISTRATIVO N°</text:p>
          </table:table-cell>
          <table:table-cell table:style-name="Tabla7.B2" office:value-type="string">
            <text:p text:style-name="P118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2">BENEFICIARIO</text:p>
          </table:table-cell>
          <table:table-cell table:style-name="Tabla7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2">DESTINO DEL SUBSIDIO</text:p>
          </table:table-cell>
          <table:table-cell table:style-name="Tabla7.B2" office:value-type="string">
            <text:p text:style-name="P28"><text:span text:style-name="T9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22">FECHA DEL CARGO</text:p>
          </table:table-cell>
          <table:table-cell table:style-name="Tabla7.B2" office:value-type="string">
            <text:p text:style-name="P78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2">FECHA VENCIMIENTO RENDICIÓN </text:p>
          </table:table-cell>
          <table:table-cell table:style-name="Tabla7.B2" office:value-type="string">
            <text:p text:style-name="P78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2">IMPORTE</text:p>
          </table:table-cell>
          <table:table-cell table:style-name="Tabla7.B2" office:value-type="string">
            <text:p text:style-name="P124"><text:span text:style-name="T15">$ </text:span><text:placeholder text:placeholder-type="text">&lt;formatLang(o.subsidy_id.amount)&gt;</text:placeholder> <text:span text:style-name="T13">(Pesos </text:span><text:span text:style-name="T17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3"/>
      <text:p text:style-name="P6"/>
      <text:p text:style-name="P98"><text:placeholder text:placeholder-type="text">&lt;/if&gt;</text:placeholder></text:p>
      <text:p text:style-name="P108"><text:placeholder text:placeholder-type="text">&lt;if test="o.type_id.code == '5'"&gt;</text:placeholder></text:p>
      <text:p text:style-name="P51"><text:span text:style-name="T10">ROSARIO, <text:s/></text:span><text:span text:style-name="T4"><text:placeholder text:placeholder-type="text">&lt;formatLang(o.date, date=True)&gt;</text:placeholder></text:span></text:p>
      <text:p text:style-name="P5"/>
      <text:p text:style-name="P13">Sr/Sra/Sres</text:p>
      <text:p text:style-name="P81"><text:placeholder text:placeholder-type="text">&lt;o.subsidy_id.partner_id.name&gt;</text:placeholder></text:p>
      <text:p text:style-name="P81"><text:placeholder text:placeholder-type="text">&lt;o.subsidy_id.partner_id.street&gt;</text:placeholder></text:p>
      <text:p text:style-name="P5">(2000) Rosario</text:p>
      <text:p text:style-name="P88">Santa Fe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40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2">EXPEDIENTE PARLAMENTARIO N° / RESOLUCIÓN OTORGANTE</text:p>
          </table:table-cell>
          <table:table-cell table:style-name="Tabla6.B1" office:value-type="string">
            <text:p text:style-name="P72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22">EXPEDIENTE ADMINISTRATIVO N°</text:p>
          </table:table-cell>
          <table:table-cell table:style-name="Tabla6.B2" office:value-type="string">
            <text:p text:style-name="P118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2">BENEFICIARIO</text:p>
          </table:table-cell>
          <table:table-cell table:style-name="Tabla6.B2" office:value-type="string">
            <text:p text:style-name="P28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2">DESTINO DEL SUBSIDIO</text:p>
          </table:table-cell>
          <table:table-cell table:style-name="Tabla6.B2" office:value-type="string">
            <text:p text:style-name="P28"><text:span text:style-name="T9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22">FECHA DEL CARGO</text:p>
          </table:table-cell>
          <table:table-cell table:style-name="Tabla6.B2" office:value-type="string">
            <text:p text:style-name="P78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2">FECHA VENCIMIENTO RENDICIÓN </text:p>
          </table:table-cell>
          <table:table-cell table:style-name="Tabla6.B2" office:value-type="string">
            <text:p text:style-name="P78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2">IMPORTE</text:p>
          </table:table-cell>
          <table:table-cell table:style-name="Tabla6.B2" office:value-type="string">
            <text:p text:style-name="P124"><text:span text:style-name="T15">$ </text:span><text:placeholder text:placeholder-type="text">&lt;formatLang(o.subsidy_id.amount)&gt;</text:placeholder> <text:span text:style-name="T13">(Pesos </text:span><text:span text:style-name="T17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3"/>
      <text:p text:style-name="P5"/>
      <text:p text:style-name="P5">Por medio de la presente le recordamos que el aludido subsidio debió ser rendido con los respectivos comprobantes que justifican el gasto en la fecha indicada.</text:p>
      <text:p text:style-name="P61"><text:span text:style-name="T10">Por lo expuesto, al no contar esta Contaduría general con dicho cumplimiento le solicito tener a bien </text:span><text:span text:style-name="T11">regularizar dentro de los 5 (cinco) días hábiles</text:span><text:span text:style-name="T10"> de recibida la presente la situación planteada.</text:span></text:p>
      <text:p text:style-name="P5">Sin otro motivo en particular y agradeciendo la atención dispensada lo saluda atentamente. </text:p>
      <text:p text:style-name="P97"><text:placeholder text:placeholder-type="text">&lt;/if&gt;</text:placeholder></text:p>
      <text:p text:style-name="P109"><text:placeholder text:placeholder-type="text">&lt;if test="o.type_id.code == '6'"&gt;</text:placeholder></text:p>
      <text:p text:style-name="P53"><text:span text:style-name="T10">ROSARIO, <text:s/></text:span><text:span text:style-name="T4"><text:placeholder text:placeholder-type="text">&lt;formatLang(o.date, date=True)&gt;</text:placeholder></text:span></text:p>
      <text:p text:style-name="P7"/>
      <text:p text:style-name="P7"/>
      <text:p text:style-name="P12">Sr/Sra/Sres</text:p>
      <text:p text:style-name="P82"><text:placeholder text:placeholder-type="text">&lt;o.subsidy_id.partner_id.name&gt;</text:placeholder></text:p>
      <text:p text:style-name="P82"><text:placeholder text:placeholder-type="text">&lt;o.subsidy_id.partner_id.street&gt;</text:placeholder></text:p>
      <text:p text:style-name="P7">(2000) Rosario</text:p>
      <text:p text:style-name="P90">Santa Fe</text:p>
      <text:p text:style-name="P7">De mi mayor consideración:</text:p>
      <text:p text:style-name="P7">Tengo el agrado de dirigirme a Ud. con relación al subsidio que le ha otorgado el Concejo Municipal de Rosario conforme al siguiente detalle:</text:p>
      <text:p text:style-name="P41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">EXPEDIENTE PARLAMENTARIO N° / RESOLUCIÓN OTORGANTE</text:p>
          </table:table-cell>
          <table:table-cell table:style-name="Tabla8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23">EXPEDIENTE ADMINISTRATIVO N°</text:p>
          </table:table-cell>
          <table:table-cell table:style-name="Tabla8.B2" office:value-type="string">
            <text:p text:style-name="P119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3">BENEFICIARIO</text:p>
          </table:table-cell>
          <table:table-cell table:style-name="Tabla8.B2" office:value-type="string">
            <text:p text:style-name="P29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3">DESTINO DEL SUBSIDIO</text:p>
          </table:table-cell>
          <table:table-cell table:style-name="Tabla8.B2" office:value-type="string">
            <text:p text:style-name="P29"><text:span text:style-name="T9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23">FECHA DEL CARGO</text:p>
          </table:table-cell>
          <table:table-cell table:style-name="Tabla8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3">FECHA VENCIMIENTO RENDICIÓN </text:p>
          </table:table-cell>
          <table:table-cell table:style-name="Tabla8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3">IMPORTE</text:p>
          </table:table-cell>
          <table:table-cell table:style-name="Tabla8.B2" office:value-type="string">
            <text:p text:style-name="P124"><text:span text:style-name="T15">$ </text:span><text:placeholder text:placeholder-type="text">&lt;formatLang(o.subsidy_id.amount)&gt;</text:placeholder> <text:span text:style-name="T13">(Pesos </text:span><text:span text:style-name="T17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4"/>
      <text:p text:style-name="P7"/>
      <text:p text:style-name="P7">Por medio de la presente le recordamos que el aludido subsidio debió ser rendido con los respectivos comprobantes que justifican el gasto en la fecha indicada.</text:p>
      <text:p text:style-name="P62"><text:span text:style-name="T10">Por lo expuesto, al no contar esta Contaduría general con dicho cumplimiento le solicito tener a bien </text:span><text:span text:style-name="T12">proceder a regularizar la situación planteada asumiendo la presente carácter de último aviso</text:span><text:span text:style-name="T10">.</text:span></text:p>
      <text:p text:style-name="P7">Sin otro motivo en particular y agradeciendo la atención dispensada lo saluda atentamente. </text:p>
      <text:p text:style-name="P99"><text:placeholder text:placeholder-type="text">&lt;/if&gt;</text:placeholder></text:p>
      <text:p text:style-name="P110"><text:span text:style-name="T8"><text:placeholder text:placeholder-type="text">&lt;if test="o.type_id.code == '7'"&gt;</text:placeholder></text:span><text:span text:style-name="T8"> </text:span></text:p>
      <text:p text:style-name="P50"><text:span text:style-name="T10">Rosario, <text:s text:c="2"/></text:span><text:span text:style-name="T4"><text:placeholder text:placeholder-type="text">&lt;formatLang(o.date, date=True)&gt;</text:placeholder></text:span><text:span text:style-name="T10">.-</text:span></text:p>
      <text:p text:style-name="P2">Sra.</text:p>
      <text:p text:style-name="P2">Presidenta del </text:p>
      <text:p text:style-name="P2">Concejo Municipal de Rosario</text:p>
      <text:p text:style-name="P2">Conc. Daniela León</text:p>
      <text:p text:style-name="P91">Presente</text:p>
      <text:p text:style-name="P14"><text:s text:c="8"/></text:p>
      <text:p text:style-name="P2">De mi mayor consideración</text:p>
      <text:p text:style-name="P2">Tengo el agrado de dirigirme a Ud. con relación al subsidio otorgado por el Concejo Municipal de Rosario según el siguiente detalle:</text:p>
      <text:p text:style-name="P41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3">EXPEDIENTE PARLAMENTARIO N° / RESOLUCIÓN OTORGANTE</text:p>
          </table:table-cell>
          <table:table-cell table:style-name="Tabla9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23">EXPEDIENTE ADMINISTRATIVO N°</text:p>
          </table:table-cell>
          <table:table-cell table:style-name="Tabla9.B2" office:value-type="string">
            <text:p text:style-name="P119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3">BENEFICIARIO</text:p>
          </table:table-cell>
          <table:table-cell table:style-name="Tabla9.B2" office:value-type="string">
            <text:p text:style-name="P29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document_type_id.name&gt;</text:placeholder></text:span><text:span text:style-name="T9"> </text:span><text:span text:style-name="T9"><text:placeholder text:placeholder-type="text">&lt;o.subsidy_id.partner_id.document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3">DESTINO DEL SUBSIDIO</text:p>
          </table:table-cell>
          <table:table-cell table:style-name="Tabla9.B2" office:value-type="string">
            <text:p text:style-name="P29"><text:span text:style-name="T9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23">FECHA DEL CARGO</text:p>
          </table:table-cell>
          <table:table-cell table:style-name="Tabla9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3">FECHA VENCIMIENTO RENDICIÓN </text:p>
          </table:table-cell>
          <table:table-cell table:style-name="Tabla9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3">IMPORTE</text:p>
          </table:table-cell>
          <table:table-cell table:style-name="Tabla9.B2" office:value-type="string">
            <text:p text:style-name="P124"><text:span text:style-name="T15">$ </text:span><text:placeholder text:placeholder-type="text">&lt;formatLang(o.subsidy_id.amount)&gt;</text:placeholder> <text:span text:style-name="T13">(Pesos </text:span><text:span text:style-name="T17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4"/>
      <text:p text:style-name="P55"><text:span text:style-name="T10">Al respecto presento rendición documentada adjuntando los comprobantes respectivos</text:span><text:span text:style-name="T4">.</text:span></text:p>
      <text:p text:style-name="P31">Sin otro motivo en particular lo saluda atentamente.</text:p>
      <text:p text:style-name="P15"/>
      <text:p text:style-name="P84"><text:placeholder text:placeholder-type="text">&lt;/if&gt;</text:placeholder></text:p>
      <text:p text:style-name="P100"/>
      <text:p text:style-name="P100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27T11:33:46.050193755</dc:date>
    <meta:editing-duration>P2DT5H43M26S</meta:editing-duration>
    <meta:editing-cycles>130</meta:editing-cycles>
    <meta:generator>LibreOffice/5.1.4.2$Linux_X86_64 LibreOffice_project/10m0$Build-2</meta:generator>
    <dc:title>ir.actions.report.xml</dc:title>
    <meta:document-statistic meta:table-count="9" meta:image-count="0" meta:object-count="0" meta:page-count="11" meta:paragraph-count="245" meta:word-count="1226" meta:character-count="12249" meta:non-whitespace-character-count="1118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